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00000011ED86D762A6B9E5331.png" manifest:media-type="image/png"/>
  <manifest:file-entry manifest:full-path="Pictures/100002010000039B000000AD571EC8DE26C0CC04.png" manifest:media-type="image/png"/>
  <manifest:file-entry manifest:full-path="Pictures/10000201000003A60000011226FB17420C8283C5.png" manifest:media-type="image/png"/>
  <manifest:file-entry manifest:full-path="Pictures/100002010000036D0000022D15B97091385520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width="17.59cm" svg:height="11.171cm" draw:z-index="3"><draw:image xlink:href="Pictures/100002010000036D0000022D15B9709138552004.png" xlink:type="simple" xlink:show="embed" xlink:actuate="onLoad" loext:mime-type="image/png"/></draw:frame></text:p>
      <text:p text:style-name="P1"><text:s text:c="2"/></text:p>
      <text:p text:style-name="Standard"/>
      <text:p text:style-name="Standard"><draw:frame draw:style-name="fr2" draw:name="Image3" text:anchor-type="char" svg:x="-0.085cm" svg:y="5.385cm" svg:width="17.59cm" svg:height="5.159cm" draw:z-index="0"><draw:image xlink:href="Pictures/10000201000003A60000011226FB17420C8283C5.png" xlink:type="simple" xlink:show="embed" xlink:actuate="onLoad" loext:mime-type="image/png"/></draw:frame><draw:frame draw:style-name="fr2" draw:name="Image2" text:anchor-type="char" svg:x="-0.085cm" svg:y="2.09cm" svg:width="17.59cm" svg:height="3.297cm" draw:z-index="1"><draw:image xlink:href="Pictures/100002010000039B000000AD571EC8DE26C0CC04.png" xlink:type="simple" xlink:show="embed" xlink:actuate="onLoad" loext:mime-type="image/png"/></draw:frame><draw:frame draw:style-name="fr2" draw:name="Image1" text:anchor-type="char" svg:x="-0.085cm" svg:y="8.223cm" svg:width="17.59cm" svg:height="5.42cm" draw:z-index="2"><draw:image xlink:href="Pictures/10000201000003A00000011ED86D762A6B9E53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1:36:54.374579555</meta:creation-date>
    <dc:date>2020-11-15T23:08:35.350189536</dc:date>
    <meta:editing-duration>PT1H31M42S</meta:editing-duration>
    <meta:editing-cycles>4</meta:editing-cycles>
    <meta:generator>LibreOffice/6.4.6.2$Linux_X86_64 LibreOffice_project/40$Build-2</meta:generator>
    <meta:document-statistic meta:table-count="0" meta:image-count="4" meta:object-count="0" meta:page-count="2" meta:paragraph-count="1" meta:word-count="0" meta:character-count="2" meta:non-whitespace-character-count="0"/>
  </office:meta>
</office:document-meta>
</file>